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4D000001382D5E3555.png"/>
  <manifest:file-entry manifest:media-type="image/png" manifest:full-path="Pictures/1000000000000164000000E11D287B94.png"/>
  <manifest:file-entry manifest:media-type="image/png" manifest:full-path="Pictures/100000000000014D00000107CFB74B3F.png"/>
  <manifest:file-entry manifest:media-type="image/png" manifest:full-path="Pictures/100000000000017C000000F6DBF0B172.png"/>
  <manifest:file-entry manifest:media-type="image/png" manifest:full-path="Pictures/10000000000002A4000000EFD306B107.png"/>
  <manifest:file-entry manifest:media-type="image/png" manifest:full-path="Pictures/100000000000015F00000114DE03AC13.png"/>
  <manifest:file-entry manifest:media-type="image/png" manifest:full-path="Pictures/100000000000013E000000DFE10AC14D.png"/>
  <manifest:file-entry manifest:media-type="image/png" manifest:full-path="Pictures/100000000000013200000120D03EDA15.png"/>
  <manifest:file-entry manifest:media-type="image/png" manifest:full-path="Pictures/10000000000001A10000010B1924BF6E.png"/>
  <manifest:file-entry manifest:media-type="image/png" manifest:full-path="Pictures/1000000000000158000001275853DB59.png"/>
  <manifest:file-entry manifest:media-type="image/png" manifest:full-path="Pictures/10000000000001BB000000E6C52AF000.png"/>
  <manifest:file-entry manifest:media-type="image/png" manifest:full-path="Pictures/10000000000001430000010AD1C5B8AC.png"/>
  <manifest:file-entry manifest:media-type="image/png" manifest:full-path="Pictures/100000000000017F0000012BF2FB0037.png"/>
  <manifest:file-entry manifest:media-type="image/png" manifest:full-path="Pictures/100000000000015A0000010DD81CA292.png"/>
  <manifest:file-entry manifest:media-type="image/png" manifest:full-path="Pictures/1000000000000135000001211A517893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Графический объект4" text:anchor-type="paragraph" svg:x="9.299cm" svg:y="0.37cm" svg:width="9.518cm" svg:height="4.944cm" draw:z-index="3"><draw:image xlink:href="Pictures/10000000000001BB000000E6C52AF000.png" xlink:type="simple" xlink:show="embed" xlink:actuate="onLoad"/></draw:frame><draw:frame draw:style-name="fr1" draw:name="Графический объект3" text:anchor-type="paragraph" svg:x="0.018cm" svg:y="6.227cm" svg:width="8.414cm" svg:height="5.9cm" draw:z-index="2"><draw:image xlink:href="Pictures/100000000000013E000000DFE10AC14D.png" xlink:type="simple" xlink:show="embed" xlink:actuate="onLoad"/></draw:frame><draw:frame draw:style-name="fr1" draw:name="Графический объект2" text:anchor-type="paragraph" svg:x="9.229cm" svg:y="6.248cm" svg:width="8.689cm" svg:height="5.505cm" draw:z-index="1"><draw:image xlink:href="Pictures/100000000000017C000000F6DBF0B172.png" xlink:type="simple" xlink:show="embed" xlink:actuate="onLoad"/></draw:frame><draw:frame draw:style-name="fr1" draw:name="Графический объект1" text:anchor-type="paragraph" svg:x="0.332cm" svg:y="0.071cm" svg:width="6.941cm" svg:height="6.073cm" draw:z-index="0"><draw:image xlink:href="Pictures/1000000000000135000001211A517893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Графический объект7" text:anchor-type="paragraph" svg:x="9.405cm" svg:y="0.445cm" svg:width="7.978cm" svg:height="4.909cm" draw:z-index="6"><draw:image xlink:href="Pictures/1000000000000164000000E11D287B94.png" xlink:type="simple" xlink:show="embed" xlink:actuate="onLoad"/></draw:frame><draw:frame draw:style-name="fr1" draw:name="Графический объект6" text:anchor-type="paragraph" svg:x="0.247cm" svg:y="6.279cm" svg:width="17.886cm" svg:height="5.738cm" draw:z-index="5"><draw:image xlink:href="Pictures/10000000000002A4000000EFD306B107.png" xlink:type="simple" xlink:show="embed" xlink:actuate="onLoad"/></draw:frame><draw:frame draw:style-name="fr1" draw:name="Графический объект5" text:anchor-type="paragraph" svg:x="0.247cm" svg:y="0.106cm" svg:width="7.943cm" svg:height="6.884cm" draw:z-index="4"><draw:image xlink:href="Pictures/1000000000000158000001275853DB59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Графический объект8" text:anchor-type="paragraph" svg:x="0.34cm" svg:y="0.282cm" svg:width="7.655cm" svg:height="5.805cm" draw:z-index="7"><draw:image xlink:href="Pictures/100000000000015F00000114DE03AC13.png" xlink:type="simple" xlink:show="embed" xlink:actuate="onLoad"/></draw:frame><draw:frame draw:style-name="fr1" draw:name="Графический объект9" text:anchor-type="paragraph" svg:x="10.816cm" svg:y="0.247cm" svg:width="6.775cm" svg:height="5.276cm" draw:z-index="8"><draw:image xlink:href="Pictures/10000000000001430000010AD1C5B8AC.png" xlink:type="simple" xlink:show="embed" xlink:actuate="onLoad"/></draw:frame><draw:frame draw:style-name="fr1" draw:name="Графический объект10" text:anchor-type="paragraph" svg:x="0.243cm" svg:y="6.897cm" svg:width="7.311cm" svg:height="5.646cm" draw:z-index="9"><draw:image xlink:href="Pictures/100000000000014D000001382D5E3555.png" xlink:type="simple" xlink:show="embed" xlink:actuate="onLoad"/></draw:frame><draw:frame draw:style-name="fr1" draw:name="Графический объект11" text:anchor-type="paragraph" svg:x="8.223cm" svg:y="6.355cm" svg:width="9.869cm" svg:height="5.318cm" draw:z-index="10"><draw:image xlink:href="Pictures/10000000000001A10000010B1924BF6E.png" xlink:type="simple" xlink:show="embed" xlink:actuate="onLoad"/></draw:frame><draw:frame draw:style-name="fr1" draw:name="Графический объект12" text:anchor-type="paragraph" svg:x="0.914cm" svg:y="13.635cm" svg:width="7.629cm" svg:height="5.399cm" draw:z-index="11"><draw:image xlink:href="Pictures/100000000000015A0000010DD81CA292.png" xlink:type="simple" xlink:show="embed" xlink:actuate="onLoad"/></draw:frame><draw:frame draw:style-name="fr1" draw:name="Графический объект13" text:anchor-type="paragraph" svg:x="9.363cm" svg:y="11.672cm" svg:width="8.811cm" svg:height="6.959cm" draw:z-index="12"><draw:image xlink:href="Pictures/100000000000014D00000107CFB74B3F.png" xlink:type="simple" xlink:show="embed" xlink:actuate="onLoad"/></draw:frame><draw:frame draw:style-name="fr1" draw:name="Графический объект14" text:anchor-type="paragraph" svg:x="0.623cm" svg:y="20.214cm" svg:width="8.537cm" svg:height="5.311cm" draw:z-index="13"><draw:image xlink:href="Pictures/100000000000017F0000012BF2FB0037.png" xlink:type="simple" xlink:show="embed" xlink:actuate="onLoad"/></draw:frame><draw:frame draw:style-name="fr1" draw:name="Графический объект15" text:anchor-type="paragraph" svg:x="10.83cm" svg:y="19.879cm" svg:width="6.673cm" svg:height="5.717cm" draw:z-index="14"><draw:image xlink:href="Pictures/100000000000013200000120D03EDA15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67cm" fo:margin-bottom="2.007cm" fo:margin-left="0.847cm" fo:margin-right="1.016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yozhik </meta:initial-creator>
    <meta:creation-date>2011-06-24T21:25:39</meta:creation-date>
    <dc:date>2011-06-24T21:38:33</dc:date>
    <dc:creator>yozhik </dc:creator>
    <meta:editing-duration>PT00H12M55S</meta:editing-duration>
    <meta:editing-cycles>2</meta:editing-cycles>
    <meta:generator>OpenOffice.org/3.2$Linux OpenOffice.org_project/320m19$Build-9505</meta:generator>
    <meta:printed-by>yozhik </meta:printed-by>
    <meta:print-date>2011-06-24T21:29:33</meta:print-date>
    <meta:document-statistic meta:table-count="0" meta:image-count="15" meta:object-count="0" meta:page-count="2" meta:paragraph-count="0" meta:word-count="0" meta:character-count="0"/>
  </office:meta>
</office:document-meta>
</file>